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8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19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0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2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3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2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25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S-Test</text:p>
      <text:p text:style-name="P2">EIS-Test</text:p>
      <text:p text:style-name="P3">EIS-Test</text:p>
      <text:p text:style-name="P4">EIS-Test</text:p>
      <text:p text:style-name="P5">EIS-Test</text:p>
      <text:p text:style-name="P6">EIS-Test</text:p>
      <text:p text:style-name="P7">EIS-Test</text:p>
      <text:p text:style-name="P8">EIS-Test</text:p>
      <text:p text:style-name="P9">EIS-Test</text:p>
      <text:p text:style-name="P10">EIS-Test</text:p>
      <text:p text:style-name="P11">EIS-Test</text:p>
      <text:p text:style-name="P12">EIS-Test</text:p>
      <text:p text:style-name="P13">EIS-Test</text:p>
      <text:p text:style-name="P14">EIS-Test</text:p>
      <text:p text:style-name="P15">EIS-Test</text:p>
      <text:p text:style-name="P15">EIS-Test</text:p>
      <text:p text:style-name="P16">EIS-Test</text:p>
      <text:p text:style-name="P17">EIS-Test</text:p>
      <text:p text:style-name="P18">EIS-Test</text:p>
      <text:p text:style-name="P19">EIS-Test</text:p>
      <text:p text:style-name="P20">EIS-Test</text:p>
      <text:p text:style-name="P21">EIS-Test</text:p>
      <text:p text:style-name="P22">EIS-Test</text:p>
      <text:p text:style-name="P23">EIS-Test</text:p>
      <text:p text:style-name="P24">EIS-Test</text:p>
      <text:p text:style-name="P25">EIS-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75$Build-9049</meta:generator>
    <meta:initial-creator>Lars Langhans</meta:initial-creator>
    <meta:creation-date>2006-07-31T12:54:03</meta:creation-date>
    <dc:creator>Lars Langhans</dc:creator>
    <dc:date>2006-07-31T12:59:31</dc:date>
    <dc:language>en-US</dc:language>
    <meta:editing-cycles>2</meta:editing-cycles>
    <meta:editing-duration>PT5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52" meta:character-count="208"/>
  </office:meta>
</office:document-meta>
</file>